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85a7d"/>
    </style:style>
    <style:style style:name="T1" style:family="text">
      <style:text-properties officeooo:rsid="00185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/>export CLASSPATH='/home/iiitb/Desktop/session 10/mysql-connector-java-8.0.18.jar:.'</text:span></text:p>
      <text:p text:style-name="P2"><text:span text:style-name="Source_20_Text"><text:span text:style-name="T1">javac JdbcDemo.java</text:span></text:span></text:p>
      <text:p text:style-name="P2"><text:span text:style-name="Source_20_Text"><text:span text:style-name="T1">java JdbcDemo</text:span></text:span></text:p>
      <text:p text:style-name="P2"><text:span text:style-name="Source_20_Text">export CLASSPATH='/home/yashkoushik/MEGA/IIITB 2nd year/FOURTH_SEMESTER/Database Systems/Lab/Session 10 <text:s/>JDBC -20220414/session 10/mysql-connector-java-8.0.18.jar:.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2:16:42.875836945</meta:creation-date>
    <dc:date>2022-04-20T10:40:46.828789441</dc:date>
    <meta:editing-duration>PT27M53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4" meta:word-count="16" meta:character-count="281" meta:non-whitespace-character-count="267"/>
  </office:meta>
</office:document-meta>
</file>